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cm"/>
    </style:style>
    <style:style style:name="co2" style:family="table-column">
      <style:table-column-properties fo:break-before="auto" style:column-width="16.729cm"/>
    </style:style>
    <style:style style:name="co3" style:family="table-column">
      <style:table-column-properties fo:break-before="auto" style:column-width="57.997cm"/>
    </style:style>
    <style:style style:name="co4" style:family="table-column">
      <style:table-column-properties fo:break-before="auto" style:column-width="6.13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88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s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blem No</text:p>
          </table:table-cell>
          <table:table-cell office:value-type="string" calcext:value-type="string">
            <text:p>Problem Name</text:p>
          </table:table-cell>
          <table:table-cell office:value-type="string" calcext:value-type="string">
            <text:p>Problem Link</text:p>
          </table:table-cell>
          <table:table-cell office:value-type="string" calcext:value-type="string">
            <text:p>Problem Topic</text:p>
          </table:table-cell>
          <table:table-cell office:value-type="string" calcext:value-type="string">
            <text:p>Problem Difficulty</text:p>
          </table:table-cell>
          <table:table-cell office:value-type="string" calcext:value-type="string">
            <text:p>Problem Completion Status</text:p>
          </table:table-cell>
          <table:table-cell office:value-type="string" calcext:value-type="string">
            <text:p>Problem Revision Status</text:p>
          </table:table-cell>
          <table:table-cell office:value-type="string" calcext:value-type="string">
            <text:p>Problem Hint/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 Matrix Zeros</text:p>
          </table:table-cell>
          <table:table-cell office:value-type="string" calcext:value-type="string">
            <text:p>https://takeuforward.org/data-structure/set-matrix-zero/ https://youtu.be/N0MgLvceX7M https://www.codingninjas.com/codestudio/problems/zero-matrix_1171153?utm_source=striver&amp;utm_medium=website&amp;utm_campaign=a_zcoursetuf https://bit.ly/3SVaSig https://leetcode.com/problems/set-matrix-zeroes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scal's Triangle</text:p>
          </table:table-cell>
          <table:table-cell office:value-type="string" calcext:value-type="string">
            <text:p>https://takeuforward.org/data-structure/program-to-generate-pascals-triangle/ https://youtu.be/bR7mQgwQ_o8 https://www.codingninjas.com/codestudio/problems/print-pascal-s-triangle_6917910?utm_source=striver&amp;utm_medium=website&amp;utm_campaign=a_zcoursetuf https://bit.ly/3C95qlR https://leetcode.com/problems/pascals-triangle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https://takeuforward.org/data-structure/next_permutation-find-next-lexicographically-greater-permutation/ https://youtu.be/JDOXKqF60RQ https://www.codingninjas.com/codestudio/problems/next-greater-permutation_6929564?utm_source=striver&amp;utm_medium=website&amp;utm_campaign=a_zcoursetuf https://bit.ly/3dug78u https://leetcode.com/problems/next-permutation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dane's Algorithm</text:p>
          </table:table-cell>
          <table:table-cell office:value-type="string" calcext:value-type="string">
            <text:p>https://takeuforward.org/data-structure/kadanes-algorithm-maximum-subarray-sum-in-an-array/ https://youtu.be/AHZpyENo7k4 https://bit.ly/3HZltTa https://leetcode.com/problems/maximum-subarray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rt an array of 0's, 1's and 2's</text:p>
          </table:table-cell>
          <table:table-cell office:value-type="string" calcext:value-type="string">
            <text:p>https://takeuforward.org/data-structure/sort-an-array-of-0s-1s-and-2s/ https://www.youtube.com/watch?v=tp8JIuCXBaU&amp;list=PLgUwDviBIf0oF6QL8m22w1hIDC1vJ_BHz&amp;index=20 https://bit.ly/3tlM60B https://leetcode.com/problems/sort-colors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ck Buy and Sell</text:p>
          </table:table-cell>
          <table:table-cell office:value-type="string" calcext:value-type="string">
            <text:p>https://takeuforward.org/data-structure/stock-buy-and-sell/ https://youtu.be/excAOvwF_Wk https://www.codingninjas.com/codestudio/problems/best-time-to-buy-and-sell-stock_6194560?utm_source=striver&amp;utm_medium=website&amp;utm_campaign=a_zcoursetuf https://bit.ly/3Qrx6H9 https://leetcode.com/problems/best-time-to-buy-and-sell-stock/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tate Matrix</text:p>
          </table:table-cell>
          <table:table-cell office:value-type="string" calcext:value-type="string">
            <text:p>https://takeuforward.org/data-structure/rotate-image-by-90-degree/ https://youtu.be/Z0R2u6gd3GU https://bit.ly/3rhVUWx https://leetcode.com/problems/rotate-image/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rge Overlapping Subintervals</text:p>
          </table:table-cell>
          <table:table-cell office:value-type="string" calcext:value-type="string">
            <text:p>https://takeuforward.org/data-structure/merge-overlapping-sub-intervals/ https://youtu.be/IexN60k62jo https://www.codingninjas.com/codestudio/problems/merge-all-overlapping-intervals_6783452?utm_source=striver&amp;utm_medium=website&amp;utm_campaign=a_zcoursetuf https://bit.ly/3zRz904 https://leetcode.com/problems/merge-intervals/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rge two sorted arrays without extra space</text:p>
          </table:table-cell>
          <table:table-cell office:value-type="string" calcext:value-type="string">
            <text:p>https://takeuforward.org/data-structure/merge-two-sorted-arrays-without-extra-space/ https://youtu.be/n7uwj04E0I4 https://www.codingninjas.com/codestudio/problems/merge-two-sorted-arrays-without-extra-space_6898839?utm_source=striver&amp;utm_medium=website&amp;utm_campaign=a_zcoursetuf https://bit.ly/3zRzmAo https://leetcode.com/problems/merge-sorted-array/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nd the duplicate in an array of N+1 integers</text:p>
          </table:table-cell>
          <table:table-cell office:value-type="string" calcext:value-type="string">
            <text:p>https://takeuforward.org/data-structure/find-the-duplicate-in-an-array-of-n1-integers/ https://www.youtube.com/watch?v=32Ll35mhWg0&amp;list=PLgUwDviBIf0rPG3Ictpu74YWBQ1CaBkm2&amp;index=1 https://bit.ly/3GtKDJb https://leetcode.com/problems/find-the-duplicate-number/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peat and Missing Number</text:p>
          </table:table-cell>
          <table:table-cell office:value-type="string" calcext:value-type="string">
            <text:p>https://takeuforward.org/data-structure/find-the-repeating-and-missing-numbers/ https://youtu.be/2D0D8HE6uak https://bit.ly/3Gs6wZu https://www.interviewbit.com/problems/repeat-and-missing-number-array/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version of Array (Pre-req: Merge Sort)</text:p>
          </table:table-cell>
          <table:table-cell office:value-type="string" calcext:value-type="string">
            <text:p>https://takeuforward.org/data-structure/count-inversions-in-an-array/ https://youtu.be/AseUmwVNaoY https://www.codingninjas.com/codestudio/problems/count-inversions_615 https://www.codingninjas.com/codestudio/problems/count-inversions_615</text:p>
          </table:table-cell>
          <table:table-cell office:value-type="string" calcext:value-type="string">
            <text:p>ARRAYS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arch in a 2 D matrix</text:p>
          </table:table-cell>
          <table:table-cell office:value-type="string" calcext:value-type="string">
            <text:p>https://takeuforward.org/data-structure/search-in-a-sorted-2d-matrix/ https://youtu.be/JXU4Akft7yk https://www.codingninjas.com/codestudio/problems/search-in-a-2d-matrix_980531?utm_source=striver&amp;utm_medium=website&amp;utm_campaign=a_zcoursetuf https://bit.ly/3dAwi3Z https://leetcode.com/problems/search-a-2d-matrix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w(x, n)</text:p>
          </table:table-cell>
          <table:table-cell office:value-type="string" calcext:value-type="string">
            <text:p>https://takeuforward.org/data-structure/implement-powxn-x-raised-to-the-power-n/ https://youtu.be/l0YC3876qxg https://www.codingninjas.com/studio/problems/find-x-raised-to-power-n-_626560?utm_source=striver&amp;utm_medium=website&amp;utm_campaign=a_zcoursetuf https://bit.ly/3QLc6uD https://leetcode.com/problems/powx-n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jority Element (&gt;n/2 times)</text:p>
          </table:table-cell>
          <table:table-cell office:value-type="string" calcext:value-type="string">
            <text:p>https://takeuforward.org/data-structure/find-the-majority-element-that-occurs-more-than-n-2-times/ https://youtu.be/nP_ns3uSh80 https://www.codingninjas.com/codestudio/problems/majority-element_6783241?utm_source=striver&amp;utm_medium=website&amp;utm_campaign=a_zcoursetuf https://bit.ly/3SSpeA3 https://leetcode.com/problems/majority-element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jority Element (n/3 times)</text:p>
          </table:table-cell>
          <table:table-cell office:value-type="string" calcext:value-type="string">
            <text:p>https://takeuforward.org/data-structure/majority-elementsn-3-times-find-the-elements-that-appears-more-than-n-3-times-in-the-array/ https://youtu.be/vwZj1K0e9U8 https://www.codingninjas.com/codestudio/problems/majority-element_6915220?utm_source=striver&amp;utm_medium=website&amp;utm_campaign=a_zcoursetuf https://leetcode.com/problems/majority-element-ii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id Unique Paths</text:p>
          </table:table-cell>
          <table:table-cell office:value-type="string" calcext:value-type="string">
            <text:p>https://takeuforward.org/data-structure/grid-unique-paths-count-paths-from-left-top-to-the-right-bottom-of-a-matrix/ https://youtu.be/t_f0nwwdg5o https://bit.ly/3fm1dyN https://leetcode.com/problems/unique-paths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verse Pairs (Leetcode)</text:p>
          </table:table-cell>
          <table:table-cell office:value-type="string" calcext:value-type="string">
            <text:p>https://takeuforward.org/data-structure/count-reverse-pairs/ https://youtu.be/0e4bZaP3MDI https://bit.ly/3tm5PgF https://leetcode.com/problems/reverse-pairs/</text:p>
          </table:table-cell>
          <table:table-cell office:value-type="string" calcext:value-type="string">
            <text:p>ARRAYS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Sum Problem</text:p>
          </table:table-cell>
          <table:table-cell office:value-type="string" calcext:value-type="string">
            <text:p>https://takeuforward.org/data-structure/two-sum-check-if-a-pair-with-given-sum-exists-in-array/ https://youtu.be/UXDSeD9mN-k https://www.codingninjas.com/codestudio/problems/reading_6845742?utm_source=striver&amp;utm_medium=website&amp;utm_campaign=a_zcoursetuf https://bit.ly/3SVYU8f https://leetcode.com/problems/two-sum/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-Sum Problem</text:p>
          </table:table-cell>
          <table:table-cell office:value-type="string" calcext:value-type="string">
            <text:p>https://takeuforward.org/data-structure/4-sum-find-quads-that-add-up-to-a-target-value/ https://youtu.be/eD95WRfh81c https://www.codingninjas.com/codestudio/problems/4sum_5713771?utm_source=striver&amp;utm_medium=website&amp;utm_campaign=a_zcoursetuf https://bit.ly/3psQR53 https://leetcode.com/problems/4sum/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ngest Consecutive Sequence</text:p>
          </table:table-cell>
          <table:table-cell office:value-type="string" calcext:value-type="string">
            <text:p>https://takeuforward.org/data-structure/longest-consecutive-sequence-in-an-array/ https://www.youtube.com/watch?v=oO5uLE7EUlM&amp;list=PLgUwDviBIf0oF6QL8m22w1hIDC1vJ_BHz&amp;index=28 https://bit.ly/34EoAS0 https://leetcode.com/problems/longest-consecutive-sequence/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rgest Subarray with K sum</text:p>
          </table:table-cell>
          <table:table-cell office:value-type="string" calcext:value-type="string">
            <text:p>https://takeuforward.org/data-structure/length-of-the-longest-subarray-with-zero-sum/ https://youtu.be/frf7qxiN2qU https://bit.ly/31UHoeM https://practice.geeksforgeeks.org/problems/largest-subarray-with-0-sum/1 https://practice.geeksforgeeks.org/problems/largest-subarray-with-0-sum/1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unt number of subarrays with given xor K</text:p>
          </table:table-cell>
          <table:table-cell office:value-type="string" calcext:value-type="string">
            <text:p>https://takeuforward.org/data-structure/count-the-number-of-subarrays-with-given-xor-k/ https://youtu.be/eZr-6p0B7ME https://www.codingninjas.com/codestudio/problems/subarrays-with-xor-k_6826258?utm_source=striver&amp;utm_medium=website&amp;utm_campaign=a_zcoursetuf https://bit.ly/3PrvhZs https://www.interviewbit.com/problems/subarray-with-given-xor/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ngest Substring without repeat</text:p>
          </table:table-cell>
          <table:table-cell office:value-type="string" calcext:value-type="string">
            <text:p>https://takeuforward.org/data-structure/length-of-longest-substring-without-any-repeating-character/ https://www.youtube.com/watch?v=qtVh-XEpsJo&amp;list=PLgUwDviBIf0p4ozDR_kJJkONnb1wdx2Ma&amp;index=26 https://bit.ly/3no44fb https://leetcode.com/problems/longest-substring-without-repeating-characters/</text:p>
          </table:table-cell>
          <table:table-cell office:value-type="string" calcext:value-type="string">
            <text:p>ARRAYS PART-IV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verse a LinkedList</text:p>
          </table:table-cell>
          <table:table-cell office:value-type="string" calcext:value-type="string">
            <text:p>https://takeuforward.org/data-structure/reverse-a-linked-list/ https://www.youtube.com/watch?v=iRtLEoL-r-g&amp;list=PLgUwDviBIf0p4ozDR_kJJkONnb1wdx2Ma&amp;index=27 https://bit.ly/3qoE6K6 https://leetcode.com/problems/reverse-linked-list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nd the middle of LinkedList</text:p>
          </table:table-cell>
          <table:table-cell office:value-type="string" calcext:value-type="string">
            <text:p>https://takeuforward.org/data-structure/find-middle-element-in-a-linked-list/ https://www.youtube.com/watch?v=sGdwSH8RK-o&amp;list=PLgUwDviBIf0p4ozDR_kJJkONnb1wdx2Ma&amp;index=28 https://bit.ly/3KcRxoG https://leetcode.com/problems/middle-of-the-linked-list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rge two sorted Linked List (use method used in mergeSort)</text:p>
          </table:table-cell>
          <table:table-cell office:value-type="string" calcext:value-type="string">
            <text:p>https://takeuforward.org/data-structure/merge-two-sorted-linked-lists/ https://www.youtube.com/watch?v=Xb4slcp1U38&amp;list=PLgUwDviBIf0p4ozDR_kJJkONnb1wdx2Ma&amp;index=29 https://bit.ly/3qnbSj8 https://leetcode.com/problems/merge-two-sorted-lists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move N-th node from back of LinkedList</text:p>
          </table:table-cell>
          <table:table-cell office:value-type="string" calcext:value-type="string">
            <text:p>https://takeuforward.org/data-structure/remove-n-th-node-from-the-end-of-a-linked-list/ https://www.youtube.com/watch?v=Lhu3MsXZy-Q&amp;list=PLgUwDviBIf0p4ozDR_kJJkONnb1wdx2Ma&amp;index=30 https://bit.ly/3riZ4JB https://leetcode.com/problems/remove-nth-node-from-end-of-list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 two numbers as LinkedList</text:p>
          </table:table-cell>
          <table:table-cell office:value-type="string" calcext:value-type="string">
            <text:p>https://takeuforward.org/data-structure/add-two-numbers-represented-as-linked-lists/ https://www.youtube.com/watch?v=LBVsXSMOIk4&amp;list=PLgUwDviBIf0p4ozDR_kJJkONnb1wdx2Ma&amp;index=32 https://bit.ly/3qqbgcq https://leetcode.com/problems/add-two-numbers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lete a given Node when a node is given.(0(1) solution)</text:p>
          </table:table-cell>
          <table:table-cell office:value-type="string" calcext:value-type="string">
            <text:p>https://takeuforward.org/data-structure/delete-given-node-in-a-linked-list-o1-approach/ https://www.youtube.com/watch?v=icnp4FJdZ_c&amp;list=PLgUwDviBIf0p4ozDR_kJJkONnb1wdx2Ma&amp;index=31 https://bit.ly/3GqW4kN https://leetcode.com/problems/delete-node-in-a-linked-list/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nd intersection point of Y LinkedList</text:p>
          </table:table-cell>
          <table:table-cell office:value-type="string" calcext:value-type="string">
            <text:p>https://takeuforward.org/data-structure/find-intersection-of-two-linked-lists/ https://www.youtube.com/watch?v=u4FWXfgS8jw&amp;list=PLgUwDviBIf0p4ozDR_kJJkONnb1wdx2Ma&amp;index=33 https://bit.ly/3fiMQeG https://leetcode.com/problems/intersection-of-two-linked-lists/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tect a cycle in Linked List</text:p>
          </table:table-cell>
          <table:table-cell office:value-type="string" calcext:value-type="string">
            <text:p>https://takeuforward.org/data-structure/detect-a-cycle-in-a-linked-list/ https://www.youtube.com/watch?v=354J83hX7RI&amp;list=PLgUwDviBIf0p4ozDR_kJJkONnb1wdx2Ma&amp;index=34 https://bit.ly/3I2fmxh https://leetcode.com/problems/linked-list-cycle/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verse a LinkedList in groups of size k.</text:p>
          </table:table-cell>
          <table:table-cell office:value-type="string" calcext:value-type="string">
            <text:p>https://takeuforward.org/data-structure/reverse-linked-list-in-groups-of-size-k/ https://www.youtube.com/watch?v=Of0HPkk3JgI&amp;list=PLgUwDviBIf0p4ozDR_kJJkONnb1wdx2Ma&amp;index=34 https://bit.ly/3Gsfk1u https://leetcode.com/problems/reverse-nodes-in-k-group/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eck if a LinkedList is palindrome or not.</text:p>
          </table:table-cell>
          <table:table-cell office:value-type="string" calcext:value-type="string">
            <text:p>https://takeuforward.org/data-structure/check-if-given-linked-list-is-plaindrome/ https://www.youtube.com/watch?v=-DtNInqFUXs&amp;list=PLgUwDviBIf0p4ozDR_kJJkONnb1wdx2Ma&amp;index=36 https://bit.ly/3GqRMKv https://leetcode.com/problems/palindrome-linked-list/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ind the starting point of the Loop of LinkedList</text:p>
          </table:table-cell>
          <table:table-cell office:value-type="string" calcext:value-type="string">
            <text:p>https://takeuforward.org/data-structure/starting-point-of-loop-in-a-linked-list/ https://www.youtube.com/watch?v=QfbOhn0WZ88&amp;list=PLgUwDviBIf0p4ozDR_kJJkONnb1wdx2Ma&amp;index=37 https://bit.ly/3K32lpf https://leetcode.com/problems/linked-list-cycle-ii/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lattening of a LinkedList</text:p>
          </table:table-cell>
          <table:table-cell office:value-type="string" calcext:value-type="string">
            <text:p>https://takeuforward.org/data-structure/flattening-a-linked-list/ https://www.youtube.com/watch?v=ysytSSXpAI0&amp;list=PLgUwDviBIf0p4ozDR_kJJkONnb1wdx2Ma&amp;index=38 https://bit.ly/3nqtEA1 https://practice.geeksforgeeks.org/problems/flattening-a-linked-list/1 https://practice.geeksforgeeks.org/problems/flattening-a-linked-list/1</text:p>
          </table:table-cell>
          <table:table-cell office:value-type="string" calcext:value-type="string">
            <text:p>LINKED LIST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otate a LinkedList</text:p>
          </table:table-cell>
          <table:table-cell office:value-type="string" calcext:value-type="string">
            <text:p>https://takeuforward.org/data-structure/rotate-a-linked-list/ https://www.youtube.com/watch?v=9VPm6nEbVPA&amp;list=PLgUwDviBIf0p4ozDR_kJJkONnb1wdx2Ma&amp;index=39 https://bit.ly/33bNQPo https://leetcode.com/problems/rotate-list/description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lone a Linked List with random and next pointer</text:p>
          </table:table-cell>
          <table:table-cell office:value-type="string" calcext:value-type="string">
            <text:p>https://takeuforward.org/data-structure/clone-linked-list-with-random-and-next-pointer/ https://youtu.be/q570bKdrnlw?si=epZtpWvtNwuTf23o https://www.codingninjas.com/studio/problems/clone-a-linked-list-with-random-pointers_983604?utm_source=striver&amp;utm_medium=website&amp;utm_campaign=a_zcoursetuf https://bit.ly/3PpM6np https://leetcode.com/problems/copy-list-with-random-pointer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 sum</text:p>
          </table:table-cell>
          <table:table-cell office:value-type="string" calcext:value-type="string">
            <text:p>https://takeuforward.org/data-structure/3-sum-find-triplets-that-add-up-to-a-zero/ https://youtu.be/DhFh8Kw7ymk https://bit.ly/33wlWxk https://leetcode.com/problems/3sum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apping Rainwater</text:p>
          </table:table-cell>
          <table:table-cell office:value-type="string" calcext:value-type="string">
            <text:p>https://takeuforward.org/data-structure/trapping-rainwater/ https://youtu.be/1_5VuquLbXg?si=NFG6df318_6OtGvg https://www.codingninjas.com/studio/problems/trapping-rain-water_630519?utm_source=striver&amp;utm_medium=website&amp;utm_campaign=a_zcoursetuf https://bit.ly/3AqMa1W https://leetcode.com/problems/trapping-rain-water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move Duplicate from Sorted array</text:p>
          </table:table-cell>
          <table:table-cell office:value-type="string" calcext:value-type="string">
            <text:p>https://takeuforward.org/data-structure/remove-duplicates-in-place-from-sorted-array/ https://youtu.be/37E9ckMDdTk?t=1888 https://bit.ly/31Usllh https://leetcode.com/problems/remove-duplicates-from-sorted-array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consecutive ones</text:p>
          </table:table-cell>
          <table:table-cell office:value-type="string" calcext:value-type="string">
            <text:p>https://takeuforward.org/data-structure/count-maximum-consecutive-ones-in-the-array/ https://youtu.be/bYWLJb3vCWY?t=1124 https://www.codingninjas.com/codestudio/problems/892994?topList=striver-sde-sheet-problems&amp;utm_source=striver&amp;utm_medium=website https://leetcode.com/problems/max-consecutive-ones/</text:p>
          </table:table-cell>
          <table:table-cell office:value-type="string" calcext:value-type="string">
            <text:p>LINKED LIST AND ARRAYS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 meetings in one room</text:p>
          </table:table-cell>
          <table:table-cell office:value-type="string" calcext:value-type="string">
            <text:p>https://takeuforward.org/data-structure/n-meetings-in-one-room/ https://youtu.be/mKfhTotEguk?si=2RELeq18mpmIIN3Q https://www.codingninjas.com/studio/problems/maximum-meetings_1062658?utm_source=striver&amp;utm_medium=website&amp;utm_campaign=a_zcoursetuf https://bit.ly/3A6Ob1Y https://practice.geeksforgeeks.org/problems/n-meetings-in-one-room-1587115620/1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nimum number of platforms required for a railway</text:p>
          </table:table-cell>
          <table:table-cell office:value-type="string" calcext:value-type="string">
            <text:p>https://takeuforward.org/data-structure/minimum-number-of-platforms-required-for-a-railway/ https://youtu.be/AsGzwR_FWok?si=165acXU_dtqOHuo9 https://www.codingninjas.com/studio/problems/minimum-number-of-platforms_799400?utm_source=striver&amp;utm_medium=website&amp;utm_campaign=a_zcoursetuf https://bit.ly/3bXX5Hm https://practice.geeksforgeeks.org/problems/minimum-platforms-1587115620/1#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b sequencing Problem</text:p>
          </table:table-cell>
          <table:table-cell office:value-type="string" calcext:value-type="string">
            <text:p>https://takeuforward.org/data-structure/job-sequencing-problem/ https://youtu.be/QbwltemZbRg?si=wvcemJ5BLPlTRmkG https://www.codingninjas.com/studio/problems/job-sequencing-problem_1169460?utm_source=striver&amp;utm_medium=website&amp;utm_campaign=a_zcoursetuf https://bit.ly/3Pttpzj https://practice.geeksforgeeks.org/problems/job-sequencing-problem-1587115620/1#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actional Knapsack Problem</text:p>
          </table:table-cell>
          <table:table-cell office:value-type="string" calcext:value-type="string">
            <text:p>https://takeuforward.org/data-structure/fractional-knapsack-problem-greedy-approach/ https://youtu.be/1ibsQrnuEEg?si=8R2By3wpHo0zZVHE https://www.codingninjas.com/studio/problems/fractional-knapsack_975286?utm_source=striver&amp;utm_medium=website&amp;utm_campaign=a_zcoursetuf https://bit.ly/3PsqOFL https://practice.geeksforgeeks.org/problems/fractional-knapsack-1587115620/1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reedy algorithm to find minimum number of coins</text:p>
          </table:table-cell>
          <table:table-cell office:value-type="string" calcext:value-type="string">
            <text:p>https://takeuforward.org/data-structure/find-minimum-number-of-coins/ https://www.youtube.com/watch?v=mVg9CfJvayM&amp;list=PLgUwDviBIf0p4ozDR_kJJkONnb1wdx2Ma&amp;index=48 https://www.codingninjas.com/studio/problems/find-minimum-number-of-coins_975277?utm_source=striver&amp;utm_medium=website&amp;utm_campaign=a_zcoursetuf https://bit.ly/3Ka7xYU https://www.geeksforgeeks.org/find-minimum-number-of-coins-that-make-a-change/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ssign Cookies</text:p>
          </table:table-cell>
          <table:table-cell office:value-type="string" calcext:value-type="string">
            <text:p>https://youtu.be/DIX2p7vb9co?si=6G7JzMZ2TSP_LWSG https://www.codingninjas.com/codestudio/problems/assign-cookies_8390826?utm_source=striver&amp;utm_medium=website&amp;utm_campaign=a_zcoursetuf https://practice.geeksforgeeks.org/problems/n-meetings-in-one-room-1587115620/1 https://leetcode.com/problems/assign-cookies/</text:p>
          </table:table-cell>
          <table:table-cell office:value-type="string" calcext:value-type="string">
            <text:p>GREEDY ALGORITHM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ubset Sums</text:p>
          </table:table-cell>
          <table:table-cell office:value-type="string" calcext:value-type="string">
            <text:p>https://takeuforward.org/data-structure/subset-sum-sum-of-all-subsets/ https://www.youtube.com/watch?v=rYkfBRtMJr8&amp;list=PLgUwDviBIf0p4ozDR_kJJkONnb1wdx2Ma&amp;index=52 https://www.codingninjas.com/codestudio/problems/subset-sum_3843086?topList=striver-sde-sheet-problems&amp;utm_source=striver&amp;utm_medium=website https://practice.geeksforgeeks.org/problems/subset-sums2234/1 https://practice.geeksforgeeks.org/problems/subset-sums2234/1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ubset-II</text:p>
          </table:table-cell>
          <table:table-cell office:value-type="string" calcext:value-type="string">
            <text:p>https://takeuforward.org/data-structure/subset-ii-print-all-the-unique-subsets/ https://www.youtube.com/watch?v=RIn3gOkbhQE&amp;list=PLgUwDviBIf0p4ozDR_kJJkONnb1wdx2Ma&amp;index=53 https://bit.ly/3qnaLjq https://leetcode.com/problems/subsets-ii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ombination sum-1</text:p>
          </table:table-cell>
          <table:table-cell office:value-type="string" calcext:value-type="string">
            <text:p>https://takeuforward.org/data-structure/combination-sum-1/ https://www.youtube.com/watch?v=OyZFFqQtu98&amp;list=PLgUwDviBIf0p4ozDR_kJJkONnb1wdx2Ma&amp;index=49 https://bit.ly/3qpmDS1 https://leetcode.com/problems/combination-sum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mbination sum-2</text:p>
          </table:table-cell>
          <table:table-cell office:value-type="string" calcext:value-type="string">
            <text:p>https://takeuforward.org/data-structure/combination-sum-ii-find-all-unique-combinations/ https://www.youtube.com/watch?v=G1fRTGRxXU8&amp;list=PLgUwDviBIf0p4ozDR_kJJkONnb1wdx2Ma&amp;index=50 https://bit.ly/3tkbtjk https://leetcode.com/problems/combination-sum-ii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lindrome Partitioning</text:p>
          </table:table-cell>
          <table:table-cell office:value-type="string" calcext:value-type="string">
            <text:p>https://takeuforward.org/data-structure/palindrome-partitioning/ https://www.youtube.com/watch?v=WBgsABoClE0&amp;list=PLgUwDviBIf0p4ozDR_kJJkONnb1wdx2Ma&amp;index=51 https://www.codingninjas.com/studio/problems/palindrome-partitioning_626181?utm_source=striver&amp;utm_medium=website&amp;utm_campaign=a_zcoursetuf https://bit.ly/3T63roP https://leetcode.com/problems/palindrome-partitioning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-th permutation Sequence</text:p>
          </table:table-cell>
          <table:table-cell office:value-type="string" calcext:value-type="string">
            <text:p>https://takeuforward.org/data-structure/find-k-th-permutation-sequence/ https://www.youtube.com/watch?v=wT7gcXLYoao&amp;list=PLgUwDviBIf0p4ozDR_kJJkONnb1wdx2Ma&amp;index=55 https://bit.ly/3KcCP0D https://leetcode.com/problems/permutation-sequence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rint all permutations of a string/array</text:p>
          </table:table-cell>
          <table:table-cell office:value-type="string" calcext:value-type="string">
            <text:p>https://takeuforward.org/data-structure/print-all-permutations-of-a-string-array/ https://www.youtube.com/watch?v=f2ic2Rsc9pU&amp;list=PLgUwDviBIf0p4ozDR_kJJkONnb1wdx2Ma&amp;index=52 https://bit.ly/3fmwxNV https://leetcode.com/problems/permutations/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 queens Problem</text:p>
          </table:table-cell>
          <table:table-cell office:value-type="string" calcext:value-type="string">
            <text:p>https://takeuforward.org/data-structure/n-queen-problem-return-all-distinct-solutions-to-the-n-queens-puzzle/ https://www.youtube.com/watch?v=i05Ju7AftcM&amp;list=PLgUwDviBIf0p4ozDR_kJJkONnb1wdx2Ma&amp;index=57 https://bit.ly/3zSZavC https://leetcode.com/problems/n-queens/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udoko Solver</text:p>
          </table:table-cell>
          <table:table-cell office:value-type="string" calcext:value-type="string">
            <text:p>https://takeuforward.org/data-structure/sudoku-solver/ https://www.youtube.com/watch?v=FWAIf_EVUKE&amp;list=PLgUwDviBIf0p4ozDR_kJJkONnb1wdx2Ma&amp;index=58 https://www.codingninjas.com/studio/problems/sudoku-solver_8416969?utm_source=striver&amp;utm_medium=website&amp;utm_campaign=a_zcoursetuf https://bit.ly/3PrA5hs https://leetcode.com/problems/sudoku-solver/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 Coloring Problem</text:p>
          </table:table-cell>
          <table:table-cell office:value-type="string" calcext:value-type="string">
            <text:p>https://takeuforward.org/data-structure/m-coloring-problem/ https://www.youtube.com/watch?v=wuVwUK25Rfc&amp;list=PLgUwDviBIf0p4ozDR_kJJkONnb1wdx2Ma&amp;index=59 https://www.codingninjas.com/studio/problems/m-coloring-problem_981273?utm_source=striver&amp;utm_medium=website&amp;utm_campaign=a_zcoursetuf https://bit.ly/3Cepqnv https://practice.geeksforgeeks.org/problems/m-coloring-problem-1587115620/1#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t in a Maze</text:p>
          </table:table-cell>
          <table:table-cell office:value-type="string" calcext:value-type="string">
            <text:p>https://takeuforward.org/data-structure/rat-in-a-maze/ https://www.youtube.com/watch?v=bLGZhJlt4y0&amp;list=PLgUwDviBIf0p4ozDR_kJJkONnb1wdx2Ma&amp;index=60 https://www.codingninjas.com/studio/problems/rat-in-a-maze-_8842357?utm_source=striver&amp;utm_medium=website&amp;utm_campaign=a_zcoursetuf https://bit.ly/3pkqK0g https://practice.geeksforgeeks.org/problems/rat-in-a-maze-problem/1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ord Break (print all ways)</text:p>
          </table:table-cell>
          <table:table-cell office:value-type="string" calcext:value-type="string">
            <text:p>https://bit.ly/3FxgW92</text:p>
          </table:table-cell>
          <table:table-cell office:value-type="string" calcext:value-type="string">
            <text:p>RECURSION AND BACKTRACK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he N-th root of an integer</text:p>
          </table:table-cell>
          <table:table-cell office:value-type="string" calcext:value-type="string">
            <text:p>https://takeuforward.org/data-structure/nth-root-of-a-number-using-binary-search/ https://www.youtube.com/watch?v=WjpswYrS2nY&amp;list=PLgUwDviBIf0p4ozDR_kJJkONnb1wdx2Ma&amp;index=62 https://bit.ly/3rj7Ib1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trix Median</text:p>
          </table:table-cell>
          <table:table-cell office:value-type="string" calcext:value-type="string">
            <text:p>https://takeuforward.org/data-structure/median-of-row-wise-sorted-matrix/ https://youtu.be/Q9wXgdxJq48?si=ScI_0uzJh7yg8nrX https://www.codingninjas.com/codestudio/problems/median-of-a-row-wise-sorted-matrix_1115473?utm_source=striver&amp;utm_medium=website&amp;utm_campaign=a_zcoursetuf https://bit.ly/3PvwuPk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ind the element that appears once in a sorted array, and the rest element appears twice (Binary search)</text:p>
          </table:table-cell>
          <table:table-cell office:value-type="string" calcext:value-type="string">
            <text:p>https://takeuforward.org/data-structure/search-single-element-in-a-sorted-array/ https://www.youtube.com/watch?v=PzszoiY5XMQ&amp;list=PLgUwDviBIf0p4ozDR_kJJkONnb1wdx2Ma&amp;index=64 https://bit.ly/3rng2qC https://leetcode.com/problems/single-element-in-a-sorted-array/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earch element in a sorted and rotated array/ find pivot where it is rotated</text:p>
          </table:table-cell>
          <table:table-cell office:value-type="string" calcext:value-type="string">
            <text:p>https://takeuforward.org/data-structure/search-element-in-a-rotated-sorted-array/ https://www.youtube.com/watch?v=r3pMQ8-Ad5s&amp;list=PLgUwDviBIf0p4ozDR_kJJkONnb1wdx2Ma&amp;index=64 https://bit.ly/3nnxGcm https://leetcode.com/problems/search-in-rotated-sorted-array/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edian of 2 sorted arrays</text:p>
          </table:table-cell>
          <table:table-cell office:value-type="string" calcext:value-type="string">
            <text:p>https://takeuforward.org/data-structure/median-of-two-sorted-arrays-of-different-sizes/ https://youtu.be/C2rRzz-JDk8 https://www.codingninjas.com/codestudio/problems/median-of-two-sorted-arrays_985294?utm_source=striver&amp;utm_medium=website&amp;utm_campaign=a_zcoursetuf https://bit.ly/3QPi7Xp https://leetcode.com/problems/median-of-two-sorted-arrays/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-th element of two sorted arrays</text:p>
          </table:table-cell>
          <table:table-cell office:value-type="string" calcext:value-type="string">
            <text:p>https://takeuforward.org/data-structure/k-th-element-of-two-sorted-arrays/ https://www.youtube.com/watch?v=nv7F4PiLUzo&amp;list=PLgUwDviBIf0p4ozDR_kJJkONnb1wdx2Ma&amp;index=66 https://bit.ly/3qm0cgu https://practice.geeksforgeeks.org/problems/k-th-element-of-two-sorted-array1317/1 https://practice.geeksforgeeks.org/problems/k-th-element-of-two-sorted-array1317/1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llocate Minimum Number of Pages</text:p>
          </table:table-cell>
          <table:table-cell office:value-type="string" calcext:value-type="string">
            <text:p>https://takeuforward.org/data-structure/allocate-minimum-number-of-pages/ https://www.youtube.com/watch?v=gYmWHvRHu-s&amp;list=PLgUwDviBIf0p4ozDR_kJJkONnb1wdx2Ma&amp;index=69 https://bit.ly/3FrKxk7 https://www.interviewbit.com/problems/allocate-books/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ggressive Cows</text:p>
          </table:table-cell>
          <table:table-cell office:value-type="string" calcext:value-type="string">
            <text:p>https://takeuforward.org/data-structure/aggressive-cows-detailed-solution/ https://youtu.be/R_Mfw4ew-Vo https://www.codingninjas.com/codestudio/problems/aggressive-cows_1082559?utm_source=striver&amp;utm_medium=website&amp;utm_campaign=a_zcoursetuf https://bit.ly/3rBuE5Z https://www.spoj.com/problems/AGGRCOW/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x heap, Min Heap Implementation (Only for interviews)</text:p>
          </table:table-cell>
          <table:table-cell office:value-type="string" calcext:value-type="string">
            <text:p>https://www.codingninjas.com/codestudio/problems/min-heap_4691801?topList=striver-sde-sheet-problems&amp;utm_source=striver&amp;utm_medium=website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th Largest Element</text:p>
          </table:table-cell>
          <table:table-cell office:value-type="string" calcext:value-type="string">
            <text:p>https://takeuforward.org/data-structure/kth-largest-smallest-element-in-an-array/ https://www.codingninjas.com/codestudio/problems/kth-smallest-and-largest-element-of-array_1115488?topList=striver-sde-sheet-problems&amp;utm_source=striver&amp;utm_medium=website https://leetcode.com/problems/kth-largest-element-in-an-array/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ximum Sum Combination</text:p>
          </table:table-cell>
          <table:table-cell office:value-type="string" calcext:value-type="string">
            <text:p>https://www.codingninjas.com/studio/problems/median-in-a-stream_975268?utm_source=striver&amp;utm_medium=website&amp;utm_campaign=a_zcoursetuf https://bit.ly/3sSXvTT https://www.interviewbit.com/problems/maximum-sum-combinations/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ind Median from Data Stream</text:p>
          </table:table-cell>
          <table:table-cell office:value-type="string" calcext:value-type="string">
            <text:p>https://www.codingninjas.com/studio/problems/median-in-a-stream_975268?utm_source=striver&amp;utm_medium=website&amp;utm_campaign=a_zcoursetuf https://bit.ly/3QIknj4 https://leetcode.com/problems/find-median-from-data-stream/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rge K sorted arrays</text:p>
          </table:table-cell>
          <table:table-cell office:value-type="string" calcext:value-type="string">
            <text:p>https://www.codingninjas.com/codestudio/problems/merge-k-sorted-arrays_975379 https://www.codingninjas.com/codestudio/problems/merge-k-sorted-arrays_975379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 most frequent elements</text:p>
          </table:table-cell>
          <table:table-cell office:value-type="string" calcext:value-type="string">
            <text:p>https://www.codingninjas.com/studio/problems/k-most-frequent-elements_3167808?utm_source=striver&amp;utm_medium=website&amp;utm_campaign=a_zcoursetuf https://bit.ly/3wcIHla https://leetcode.com/problems/top-k-frequent-elements/</text:p>
          </table:table-cell>
          <table:table-cell office:value-type="string" calcext:value-type="string">
            <text:p>HEAPS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mplement Stack using Arrays</text:p>
          </table:table-cell>
          <table:table-cell office:value-type="string" calcext:value-type="string">
            <text:p>https://takeuforward.org/data-structure/implement-stack-using-array/ https://youtu.be/tqQ5fTamIN4?si=ofLt8Zt1ZvhikZ6w https://www.codingninjas.com/studio/problems/stack-implementation-using-array_3210209?utm_source=striver&amp;utm_medium=website&amp;utm_campaign=a_zcoursetuf https://bit.ly/3QPJ39w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mplement Queue using Arrays</text:p>
          </table:table-cell>
          <table:table-cell office:value-type="string" calcext:value-type="string">
            <text:p>https://takeuforward.org/data-structure/implement-queue-using-array/ https://youtu.be/tqQ5fTamIN4?si=ofLt8Zt1ZvhikZ6w https://www.codingninjas.com/codestudio/problems/implement-queue-using-arrays_8390825?utm_source=striver&amp;utm_medium=website&amp;utm_campaign=a_zcoursetuf https://bit.ly/3C9HLli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mplement Stack using Queue (using single queue)</text:p>
          </table:table-cell>
          <table:table-cell office:value-type="string" calcext:value-type="string">
            <text:p>https://takeuforward.org/data-structure/implement-stack-using-single-queue/ https://youtu.be/tqQ5fTamIN4?si=ofLt8Zt1ZvhikZ6w https://bit.ly/3reLgQs https://leetcode.com/problems/implement-stack-using-queues/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mplement Queue using Stack (0(1) amortized method)</text:p>
          </table:table-cell>
          <table:table-cell office:value-type="string" calcext:value-type="string">
            <text:p>https://takeuforward.org/data-structure/implement-queue-using-stack/ https://youtu.be/tqQ5fTamIN4?si=ofLt8Zt1ZvhikZ6w https://bit.ly/3reLeIk https://leetcode.com/problems/implement-queue-using-stacks/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eck for balanced parentheses</text:p>
          </table:table-cell>
          <table:table-cell office:value-type="string" calcext:value-type="string">
            <text:p>https://takeuforward.org/data-structure/check-for-balanced-parentheses/ https://youtu.be/xwjS0iZhw4I?si=UoyKpFn4Q3nf5h2R https://bit.ly/3nr1RiO https://leetcode.com/problems/valid-parentheses/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https://takeuforward.org/data-structure/next-greater-element-using-stack/ https://youtu.be/e7XQLtOQM3I?si=QdcHpTtx6gAHsext https://www.codingninjas.com/studio/problems/next-greater-element_670312?utm_source=striver&amp;utm_medium=website&amp;utm_campaign=a_zcoursetuf https://bit.ly/3QNPQAs https://leetcode.com/problems/next-greater-element-i/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ort a Stack</text:p>
          </table:table-cell>
          <table:table-cell office:value-type="string" calcext:value-type="string">
            <text:p>https://bit.ly/3nptF7k</text:p>
          </table:table-cell>
          <table:table-cell office:value-type="string" calcext:value-type="string">
            <text:p>STACK AND QUEU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ext Smaller Element</text:p>
          </table:table-cell>
          <table:table-cell office:value-type="string" calcext:value-type="string">
            <text:p>https://www.codingninjas.com/studio/problems/immediate-smaller-element-_1062597?utm_source=striver&amp;utm_medium=website&amp;utm_campaign=a_zcoursetuf https://bit.ly/3wbhcIL https://www.interviewbit.com/problems/nearest-smaller-element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RU cache (IMPORTANT)</text:p>
          </table:table-cell>
          <table:table-cell office:value-type="string" calcext:value-type="string">
            <text:p>https://takeuforward.org/data-structure/implement-lru-cache/ https://youtu.be/z9bJUPxzFOw?si=IUo_d35rXBD0CBAF https://www.codingninjas.com/studio/problems/lru-cache-implementation_670276?utm_source=striver&amp;utm_medium=website&amp;utm_campaign=a_zcoursetuf https://bit.ly/3zZneNN https://leetcode.com/problems/lru-cache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FU cache</text:p>
          </table:table-cell>
          <table:table-cell office:value-type="string" calcext:value-type="string">
            <text:p>https://www.youtube.com/watch?v=0PSB9y8ehbk&amp;list=PLgUwDviBIf0p4ozDR_kJJkONnb1wdx2Ma&amp;index=79 https://www.codingninjas.com/codestudio/problems/lfu-cache_8381892?utm_source=striver&amp;utm_medium=website&amp;utm_campaign=a_zcoursetuf https://bit.ly/3fpYDLQ https://leetcode.com/problems/lfu-cache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argest rectangle in a histogram</text:p>
          </table:table-cell>
          <table:table-cell office:value-type="string" calcext:value-type="string">
            <text:p>https://takeuforward.org/data-structure/area-of-largest-rectangle-in-histogram/ https://youtu.be/Bzat9vgD0fs?si=DiBlLejXcr6EJoyB https://www.codingninjas.com/studio/problems/largest-rectangle-in-a-histogram_1058184?utm_source=striver&amp;utm_medium=website&amp;utm_campaign=a_zcoursetuf https://bit.ly/3AnVYd5 https://leetcode.com/problems/largest-rectangle-in-histogram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liding Window maximum</text:p>
          </table:table-cell>
          <table:table-cell office:value-type="string" calcext:value-type="string">
            <text:p>https://takeuforward.org/data-structure/sliding-window-maximum/ https://youtu.be/NwBvene4Imo?si=eU1PY-bcQfk5wdog https://www.codingninjas.com/studio/problems/sliding-maximum-_701652?utm_source=striver&amp;utm_medium=website&amp;utm_campaign=a_zcoursetuf https://bit.ly/3w7SSri https://leetcode.com/problems/sliding-window-maximum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mplement Min Stack</text:p>
          </table:table-cell>
          <table:table-cell office:value-type="string" calcext:value-type="string">
            <text:p>https://takeuforward.org/data-structure/implement-min-stack-o2n-and-on-space-complexity/ https://youtu.be/NdDIaH91P0g?si=4_Jbsq5trFvfSdUY https://www.codingninjas.com/studio/problems/min-stack_3843991?utm_source=striver&amp;utm_medium=website&amp;utm_campaign=a_zcoursetuf https://bit.ly/3JVhFoe https://leetcode.com/problems/min-stack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tten Orange (Using BFS)</text:p>
          </table:table-cell>
          <table:table-cell office:value-type="string" calcext:value-type="string">
            <text:p>https://takeuforward.org/data-structure/rotten-oranges-min-time-to-rot-all-oranges-bfs/ https://www.youtube.com/watch?v=yf3oUhkvqA0 https://bit.ly/33zH0TC https://leetcode.com/problems/rotting-oranges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tock span problem</text:p>
          </table:table-cell>
          <table:table-cell office:value-type="string" calcext:value-type="string">
            <text:p>https://youtu.be/eay-zoSRkVc?si=deNNe5i38BOAntha https://www.codingninjas.com/studio/problems/stock-span_5243295?utm_source=striver&amp;utm_medium=website&amp;utm_campaign=a_zcoursetuf https://bit.ly/3dzHopW https://leetcode.com/problems/online-stock-span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ind the maximum of minimums of every window size</text:p>
          </table:table-cell>
          <table:table-cell office:value-type="string" calcext:value-type="string">
            <text:p>https://bit.ly/3zUYLZz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he Celebrity Problem</text:p>
          </table:table-cell>
          <table:table-cell office:value-type="string" calcext:value-type="string">
            <text:p>https://youtu.be/cEadsbTeze4?si=olXYfOs7l-SEn2zl https://www.codingninjas.com/studio/problems/the-celebrity-problem_982769?utm_source=striver&amp;utm_medium=website&amp;utm_campaign=a_zcoursetuf https://bit.ly/3dC9IIB https://leetcode.com/accounts/login/?next=/problems/find-the-celebrity/</text:p>
          </table:table-cell>
          <table:table-cell office:value-type="string" calcext:value-type="string">
            <text:p>STACK AND QUEUE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verse Words in a String</text:p>
          </table:table-cell>
          <table:table-cell office:value-type="string" calcext:value-type="string">
            <text:p>https://takeuforward.org/data-structure/reverse-words-in-a-string/ https://bit.ly/3FmKc1X https://leetcode.com/problems/reverse-words-in-a-string/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Longest Palindrome in a string</text:p>
          </table:table-cell>
          <table:table-cell office:value-type="string" calcext:value-type="string">
            <text:p>https://www.codingninjas.com/studio/problems/day-12-:-longest-palindromic-substring_758900?utm_source=striver&amp;utm_medium=website&amp;utm_campaign=a_zcoursetuf https://leetcode.com/problems/longest-palindromic-substring/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oman Number to Integer and vice versa</text:p>
          </table:table-cell>
          <table:table-cell office:value-type="string" calcext:value-type="string">
            <text:p>https://www.codingninjas.com/studio/problems/roman-numeral-to-integer_981308?utm_source=striver&amp;utm_medium=website&amp;utm_campaign=a_zcoursetuf https://bit.ly/3AqBlNv https://leetcode.com/problems/roman-to-integer/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mplement ATOI/STRSTR</text:p>
          </table:table-cell>
          <table:table-cell office:value-type="string" calcext:value-type="string">
            <text:p>https://bit.ly/3zXpYeb https://leetcode.com/problems/string-to-integer-atoi/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ongest Common Prefix</text:p>
          </table:table-cell>
          <table:table-cell office:value-type="string" calcext:value-type="string">
            <text:p>https://www.codingninjas.com/studio/problems/longest-common-prefix_628874?utm_source=striver&amp;utm_medium=website&amp;utm_campaign=a_zcoursetuf https://bit.ly/3QKCyVu https://leetcode.com/problems/longest-common-prefix/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abin Karp</text:p>
          </table:table-cell>
          <table:table-cell office:value-type="string" calcext:value-type="string">
            <text:p>https://www.codingninjas.com/codestudio/problems/stringmatch-rabincarp_1115738?utm_source=striver&amp;utm_medium=website&amp;utm_campaign=a_zcoursetuf https://practice.geeksforgeeks.org/problems/31272eef104840f7430ad9fd1d43b434a4b9596b/1 https://leetcode.com/problems/repeated-string-match/discuss/416144/Rabin-Karp-algorithm-C%2B%2B-implement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-Function</text:p>
          </table:table-cell>
          <table:table-cell office:value-type="string" calcext:value-type="string">
            <text:p>https://www.codingninjas.com/codestudio/problems/pattern-searching-using-z-algorithm_8395752?utm_source=striver&amp;utm_medium=website&amp;utm_campaign=a_zcoursetuf https://practice.geeksforgeeks.org/problems/8dcd25918295847b4ced54055eae35a8501181c1/1 https://leetcode.com/problems/implement-strstr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MP algo / LPS(pi) array</text:p>
          </table:table-cell>
          <table:table-cell office:value-type="string" calcext:value-type="string">
            <text:p>https://www.codingninjas.com/codestudio/problems/search-pattern-kmp-algorithm_8416386?utm_source=striver&amp;utm_medium=website&amp;utm_campaign=a_zcoursetuf https://practice.geeksforgeeks.org/problems/search-pattern0205/1 https://leetcode.com/problems/implement-strstr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inimum characters needed to be inserted in the beginning to make it palindromic</text:p>
          </table:table-cell>
          <table:table-cell office:value-type="string" calcext:value-type="string">
            <text:p>https://bit.ly/34RE855 https://www.interviewbit.com/problems/minimum-characters-required-to-make-a-string-palindromic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eck for Anagrams</text:p>
          </table:table-cell>
          <table:table-cell office:value-type="string" calcext:value-type="string">
            <text:p>https://bit.ly/3K6weoJ https://leetcode.com/problems/valid-anagram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unt and say</text:p>
          </table:table-cell>
          <table:table-cell office:value-type="string" calcext:value-type="string">
            <text:p>https://www.codingninjas.com/studio/problems/look-and-say-sequence_668478?utm_source=striver&amp;utm_medium=website&amp;utm_campaign=a_zcoursetuf https://bit.ly/3AFdLwR https://leetcode.com/problems/count-and-say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mpare version numbers</text:p>
          </table:table-cell>
          <table:table-cell office:value-type="string" calcext:value-type="string">
            <text:p>https://bit.ly/3GwYuys https://leetcode.com/problems/compare-version-numbers/</text:p>
          </table:table-cell>
          <table:table-cell office:value-type="string" calcext:value-type="string">
            <text:p>STRING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norder Traversal</text:p>
          </table:table-cell>
          <table:table-cell office:value-type="string" calcext:value-type="string">
            <text:p>https://takeuforward.org/data-structure/inorder-traversal-of-binary-tree/ https://www.youtube.com/watch?v=Z_NEgBgbRVI&amp;list=PLgUwDviBIf0q8Hkd7bK2Bpryj2xVJk8Vk&amp;index=7 https://www.codingninjas.com/codestudio/problems/inorder-traversal_3839605?topList=striver-sde-sheet-problems&amp;utm_source=striver&amp;utm_medium=website https://leetcode.com/problems/binary-tree-inorder-traversal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reorder Traversal</text:p>
          </table:table-cell>
          <table:table-cell office:value-type="string" calcext:value-type="string">
            <text:p>https://takeuforward.org/data-structure/preorder-traversal-of-binary-tree/ https://youtu.be/RlUu72JrOCQ https://www.codingninjas.com/codestudio/problems/preorder-traversal_3838888?topList=striver-sde-sheet-problems&amp;utm_source=striver&amp;utm_medium=website https://leetcode.com/problems/binary-tree-preorder-traversal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storder Traversal</text:p>
          </table:table-cell>
          <table:table-cell office:value-type="string" calcext:value-type="string">
            <text:p>https://takeuforward.org/data-structure/post-order-traversal-of-binary-tree/ https://youtu.be/COQOU6klsBg https://www.codingninjas.com/codestudio/problems/postorder-traversal_3839614?topList=striver-sde-sheet-problems&amp;utm_source=striver&amp;utm_medium=website https://leetcode.com/problems/binary-tree-postorder-traversal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orris Inorder Traversal</text:p>
          </table:table-cell>
          <table:table-cell office:value-type="string" calcext:value-type="string">
            <text:p>https://takeuforward.org/data-structure/morris-inorder-traversal-of-a-binary-tree/ https://www.youtube.com/watch?v=80Zug6D1_r4&amp;list=PLgUwDviBIf0q8Hkd7bK2Bpryj2xVJk8Vk&amp;index=38 https://www.codingninjas.com/codestudio/problems/inorder-traversal_3839605?topList=striver-sde-sheet-problems&amp;utm_source=striver&amp;utm_medium=website https://leetcode.com/problems/binary-tree-inorder-traversal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rris Preorder Traversal</text:p>
          </table:table-cell>
          <table:table-cell office:value-type="string" calcext:value-type="string">
            <text:p>https://takeuforward.org/data-structure/morris-preorder-traversal-of-a-binary-tree/ https://youtu.be/80Zug6D1_r4 https://www.codingninjas.com/codestudio/problems/preorder-traversal_3838888?topList=striver-sde-sheet-problems&amp;utm_source=striver&amp;utm_medium=website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ftView Of Binary Tree</text:p>
          </table:table-cell>
          <table:table-cell office:value-type="string" calcext:value-type="string">
            <text:p>https://takeuforward.org/data-structure/right-left-view-of-binary-tree/ https://www.youtube.com/watch?v=KV4mRzTjlAk&amp;list=PLgUwDviBIf0q8Hkd7bK2Bpryj2xVJk8Vk&amp;index=25 https://bit.ly/3GtxyQa https://practice.geeksforgeeks.org/problems/left-view-of-binary-tree/1 https://practice.geeksforgeeks.org/problems/left-view-of-binary-tree/1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ottom View of Binary Tree</text:p>
          </table:table-cell>
          <table:table-cell office:value-type="string" calcext:value-type="string">
            <text:p>https://takeuforward.org/data-structure/bottom-view-of-a-binary-tree/ https://youtu.be/0FtVY6I4pB8 https://www.codingninjas.com/studio/problems/bottom-view-of-binary-tree_893110?utm_source=striver&amp;utm_medium=website&amp;utm_campaign=a_zcoursetuf https://bit.ly/3Asftl0 https://practice.geeksforgeeks.org/problems/bottom-view-of-binary-tree/1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op View of Binary Tree</text:p>
          </table:table-cell>
          <table:table-cell office:value-type="string" calcext:value-type="string">
            <text:p>https://takeuforward.org/data-structure/top-view-of-a-binary-tree/ https://youtu.be/Et9OCDNvJ78 https://www.codingninjas.com/studio/problems/top-view-of-binary-tree_799401?utm_source=striver&amp;utm_medium=website&amp;utm_campaign=a_zcoursetuf https://bit.ly/3PsvE5T https://practice.geeksforgeeks.org/problems/top-view-of-binary-tree/1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reorder inorder postorder in a single traversal</text:p>
          </table:table-cell>
          <table:table-cell office:value-type="string" calcext:value-type="string">
            <text:p>https://takeuforward.org/data-structure/preorder-inorder-postorder-traversals-in-one-traversal/ https://youtu.be/ySp2epYvgTE https://bit.ly/3rlXpTX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ertical order traversal</text:p>
          </table:table-cell>
          <table:table-cell office:value-type="string" calcext:value-type="string">
            <text:p>https://takeuforward.org/data-structure/vertical-order-traversal-of-binary-tree/ https://youtu.be/q_a6lpbKJdw https://bit.ly/3KaM41v https://leetcode.com/problems/vertical-order-traversal-of-a-binary-tree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oot to Node Path in Binary Tree</text:p>
          </table:table-cell>
          <table:table-cell office:value-type="string" calcext:value-type="string">
            <text:p>https://takeuforward.org/data-structure/print-root-to-node-path-in-a-binary-tree/ https://youtu.be/fmflMqVOC7k https://www.codingninjas.com/studio/problems/all-root-to-leaf-paths-in-binary-tree._983599?utm_source=striver&amp;utm_medium=website&amp;utm_campaign=a_zcoursetuf https://bit.ly/3QA600D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x width of a Binary Tree</text:p>
          </table:table-cell>
          <table:table-cell office:value-type="string" calcext:value-type="string">
            <text:p>https://takeuforward.org/data-structure/maximum-width-of-a-binary-tree/ https://youtu.be/ZbybYvcVLks https://bit.ly/3rm014d https://leetcode.com/problems/maximum-width-of-binary-tree/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evel order Traversal / Level order traversal in spiral form</text:p>
          </table:table-cell>
          <table:table-cell office:value-type="string" calcext:value-type="string">
            <text:p>https://takeuforward.org/data-structure/level-order-traversal-of-a-binary-tree/ https://youtu.be/EoAsWbO7sqg https://www.codingninjas.com/studio/problems/zigzag-binary-tree-traversal_920532?utm_source=striver&amp;utm_medium=website&amp;utm_campaign=a_zcoursetuf https://bit.ly/3K6t9VR https://leetcode.com/problems/binary-tree-level-order-traversal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eight of a Binary Tree</text:p>
          </table:table-cell>
          <table:table-cell office:value-type="string" calcext:value-type="string">
            <text:p>https://takeuforward.org/data-structure/maximum-depth-of-a-binary-tree/ https://youtu.be/eD3tmO66aBA https://www.codingninjas.com/studio/problems/height-of-binary-tree_4609628?utm_source=striver&amp;utm_medium=website&amp;utm_campaign=a_zcoursetuf https://bit.ly/3CitiDM https://leetcode.com/problems/maximum-depth-of-binary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ameter of Binary Tree</text:p>
          </table:table-cell>
          <table:table-cell office:value-type="string" calcext:value-type="string">
            <text:p>https://takeuforward.org/data-structure/calculate-the-diameter-of-a-binary-tree/ https://youtu.be/Rezetez59Nk https://www.codingninjas.com/studio/problems/diameter-of-binary-tree_920552?utm_source=striver&amp;utm_medium=website&amp;utm_campaign=a_zcoursetuf https://bit.ly/3wcfG9l https://leetcode.com/problems/diameter-of-binary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eck if the Binary tree is height-balanced or not</text:p>
          </table:table-cell>
          <table:table-cell office:value-type="string" calcext:value-type="string">
            <text:p>https://takeuforward.org/data-structure/check-if-the-binary-tree-is-balanced-binary-tree/ https://youtu.be/Yt50Jfbd8Po https://www.codingninjas.com/studio/problems/is-height-balanced-binary-tree_975497?utm_source=striver&amp;utm_medium=website&amp;utm_campaign=a_zcoursetuf https://bit.ly/3K9YbfB https://leetcode.com/problems/balanced-binary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CA in Binary Tree</text:p>
          </table:table-cell>
          <table:table-cell office:value-type="string" calcext:value-type="string">
            <text:p>https://takeuforward.org/data-structure/lowest-common-ancestor-for-two-given-nodes/ https://youtu.be/_-QHfMDde90 https://www.codingninjas.com/studio/problems/lca-of-binary-tree_920541?utm_source=striver&amp;utm_medium=website&amp;utm_campaign=a_zcoursetuf https://bit.ly/3popvgG https://leetcode.com/problems/lowest-common-ancestor-of-a-binary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eck if two trees are identical or not</text:p>
          </table:table-cell>
          <table:table-cell office:value-type="string" calcext:value-type="string">
            <text:p>https://takeuforward.org/data-structure/check-if-two-trees-are-identical/ https://youtu.be/BhuvF_-PWS0 https://www.codingninjas.com/studio/problems/check-identical-trees_799364?utm_source=striver&amp;utm_medium=website&amp;utm_campaign=a_zcoursetuf https://bit.ly/3c2K52Z https://leetcode.com/problems/same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ig Zag Traversal of Binary Tree</text:p>
          </table:table-cell>
          <table:table-cell office:value-type="string" calcext:value-type="string">
            <text:p>https://takeuforward.org/data-structure/zig-zag-traversal-of-binary-tree/ https://youtu.be/3OXWEdlIGl4 https://www.codingninjas.com/studio/problems/zigzag-binary-tree-traversal_920532?utm_source=striver&amp;utm_medium=website&amp;utm_campaign=a_zcoursetuf https://bit.ly/3K4mwn5 https://leetcode.com/problems/binary-tree-zigzag-level-order-traversal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oundary Traversal of Binary Tree</text:p>
          </table:table-cell>
          <table:table-cell office:value-type="string" calcext:value-type="string">
            <text:p>https://takeuforward.org/data-structure/boundary-traversal-of-a-binary-tree/ https://youtu.be/0ca1nvR0be4 https://www.codingninjas.com/studio/problems/boundary-traversal-of-binary-tree_790725?utm_source=striver&amp;utm_medium=website&amp;utm_campaign=a_zcoursetuf https://bit.ly/3AsfgOK https://leetcode.com/problems/boundary-of-binary-tree/</text:p>
          </table:table-cell>
          <table:table-cell office:value-type="string" calcext:value-type="string">
            <text:p>BINARY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ximum path sum</text:p>
          </table:table-cell>
          <table:table-cell office:value-type="string" calcext:value-type="string">
            <text:p>https://takeuforward.org/data-structure/maximum-sum-path-in-binary-tree/ https://youtu.be/WszrfSwMz58 https://www.codingninjas.com/studio/problems/maximum-sum-path-of-a-binary-tree._1214968?utm_source=striver&amp;utm_medium=website&amp;utm_campaign=a_zcoursetuf https://bit.ly/3QAFjbW https://leetcode.com/problems/binary-tree-maximum-path-sum/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nstruct Binary Tree from inorder and preorder</text:p>
          </table:table-cell>
          <table:table-cell office:value-type="string" calcext:value-type="string">
            <text:p>https://takeuforward.org/data-structure/construct-a-binary-tree-from-inorder-and-preorder-traversal/ https://youtu.be/aZNaLrVebKQ https://www.codingninjas.com/studio/problems/construct-binary-tree-from-inorder-and-preorder-traversal_920539?utm_source=striver&amp;utm_medium=website&amp;utm_campaign=a_zcoursetuf https://bit.ly/3AoZ4N5 https://leetcode.com/problems/construct-binary-tree-from-preorder-and-inorder-traversal/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nstruct Binary Tree from Inorder and Postorder</text:p>
          </table:table-cell>
          <table:table-cell office:value-type="string" calcext:value-type="string">
            <text:p>https://youtu.be/LgLRTaEMRVc https://bit.ly/3qrzumM https://leetcode.com/problems/construct-binary-tree-from-inorder-and-postorder-traversal/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ymmetric Binary Tree</text:p>
          </table:table-cell>
          <table:table-cell office:value-type="string" calcext:value-type="string">
            <text:p>https://takeuforward.org/data-structure/check-for-symmetrical-binary-tree/ https://youtu.be/nKggiEpBE https://www.codingninjas.com/studio/problems/symmetric-tree_981177?utm_source=striver&amp;utm_medium=website&amp;utm_campaign=a_zcoursetuf https://bit.ly/3PCqBzP https://leetcode.com/problems/symmetric-tree/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latten Binary Tree to LinkedList</text:p>
          </table:table-cell>
          <table:table-cell office:value-type="string" calcext:value-type="string">
            <text:p>https://takeuforward.org/data-structure/flatten-binary-tree-to-linked-list/ https://youtu.be/sWf7k1x9XR4 https://www.codingninjas.com/studio/problems/flatten-binary-tree-to-linked-list_1112615?utm_source=striver&amp;utm_medium=website&amp;utm_campaign=a_zcoursetuf https://bit.ly/3PFzwko https://leetcode.com/problems/flatten-binary-tree-to-linked-list/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eck if Binary Tree is the mirror of itself or not</text:p>
          </table:table-cell>
          <table:table-cell office:value-type="string" calcext:value-type="string">
            <text:p>https://bit.ly/3nqSnnQ https://practice.geeksforgeeks.org/problems/mirror-tree/1 https://practice.geeksforgeeks.org/problems/mirror-tree/1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eck for Children Sum Property</text:p>
          </table:table-cell>
          <table:table-cell office:value-type="string" calcext:value-type="string">
            <text:p>https://takeuforward.org/data-structure/check-for-children-sum-property-in-a-binary-tree/ https://youtu.be/fnmisPM6cVo https://www.codingninjas.com/studio/problems/children-sum-property_8357239?utm_source=striver&amp;utm_medium=website&amp;utm_campaign=a_zcoursetuf https://bit.ly/3dEr73g</text:p>
          </table:table-cell>
          <table:table-cell office:value-type="string" calcext:value-type="string">
            <text:p>BINARY TREE PART-I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opulate Next Right pointers of Tree</text:p>
          </table:table-cell>
          <table:table-cell office:value-type="string" calcext:value-type="string">
            <text:p>https://bit.ly/33Bm8uX https://leetcode.com/problems/populating-next-right-pointers-in-each-node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earch given Key in BST</text:p>
          </table:table-cell>
          <table:table-cell office:value-type="string" calcext:value-type="string">
            <text:p>https://youtu.be/KcNt6v_56cc https://bit.ly/3Ft26jR https://leetcode.com/problems/search-in-a-binary-search-tree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onstruct BST from given keys</text:p>
          </table:table-cell>
          <table:table-cell office:value-type="string" calcext:value-type="string">
            <text:p>https://bit.ly/3qr5I1t https://leetcode.com/problems/convert-sorted-array-to-binary-search-tree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struct a BST from a preorder traversal</text:p>
          </table:table-cell>
          <table:table-cell office:value-type="string" calcext:value-type="string">
            <text:p>https://youtu.be/UmJT3j26t1I https://www.codingninjas.com/studio/problems/construct-bst-from-preorder-traversal_2689307?utm_source=striver&amp;utm_medium=website&amp;utm_campaign=a_zcoursetuf https://practice.geeksforgeeks.org/problems/preorder-to-postorder4423/1 https://leetcode.com/problems/construct-binary-search-tree-from-preorder-traversal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is a BT is BST or not</text:p>
          </table:table-cell>
          <table:table-cell office:value-type="string" calcext:value-type="string">
            <text:p>https://youtu.be/f-sj7I5oXEI https://bit.ly/3nmKek7 https://leetcode.com/problems/validate-binary-search-tree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ind LCA of two nodes in BST</text:p>
          </table:table-cell>
          <table:table-cell office:value-type="string" calcext:value-type="string">
            <text:p>https://youtu.be/cX_kPV_foZc https://bit.ly/3qqoaXM https://leetcode.com/problems/lowest-common-ancestor-of-a-binary-search-tree/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Find the inorder predecessor/successor of a given Key in BST.</text:p>
          </table:table-cell>
          <table:table-cell office:value-type="string" calcext:value-type="string">
            <text:p>https://youtu.be/SXKAD2svfmI https://bit.ly/3A0hm6l https://practice.geeksforgeeks.org/problems/predecessor-and-successor/1 https://practice.geeksforgeeks.org/problems/predecessor-and-successor/1</text:p>
          </table:table-cell>
          <table:table-cell office:value-type="string" calcext:value-type="string">
            <text:p>BINARY SEARCH TRE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loor in a BST</text:p>
          </table:table-cell>
          <table:table-cell office:value-type="string" calcext:value-type="string">
            <text:p>https://www.youtube.com/watch?v=xm_W1ub-K-w&amp;list=PLgUwDviBIf0q8Hkd7bK2Bpryj2xVJk8Vk&amp;index=43 https://www.codingninjas.com/codestudio/problems/floor-from-bst_920457?source=youtube&amp;campaign=Striver_Tree_Videos&amp;utm_source=youtube&amp;utm_medium=affiliate&amp;utm_campaign=Striver_Tree_Videos https://www.codingninjas.com/codestudio/problems/floor-from-bst_920457?source=youtube&amp;campaign=Striver_Tree_Videos&amp;utm_source=youtube&amp;utm_medium=affiliate&amp;utm_campaign=Striver_Tree_Videos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eil in a BST</text:p>
          </table:table-cell>
          <table:table-cell office:value-type="string" calcext:value-type="string">
            <text:p>https://www.youtube.com/watch?v=KSsk8AhdOZA&amp;list=PLgUwDviBIf0q8Hkd7bK2Bpryj2xVJk8Vk&amp;index=42 https://www.codingninjas.com/codestudio/problems/ceil-from-bst_920464?source=youtube&amp;campaign=Striver_Tree_Videos&amp;utm_source=youtube&amp;utm_medium=affiliate&amp;utm_campaign=Striver_Tree_Videos https://www.codingninjas.com/codestudio/problems/ceil-from-bst_920464?source=youtube&amp;campaign=Striver_Tree_Videos&amp;utm_source=youtube&amp;utm_medium=affiliate&amp;utm_campaign=Striver_Tree_Videos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Find K-th smallest element in BST</text:p>
          </table:table-cell>
          <table:table-cell office:value-type="string" calcext:value-type="string">
            <text:p>https://takeuforward.org/data-structure/kth-largest-smallest-element-in-binary-search-tree/ https://youtu.be/9TJYWh0adfk https://bit.ly/3rf0HrP https://leetcode.com/problems/kth-smallest-element-in-a-bst/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Find K-th largest element in BST</text:p>
          </table:table-cell>
          <table:table-cell office:value-type="string" calcext:value-type="string">
            <text:p>https://takeuforward.org/data-structure/kth-largest-smallest-element-in-binary-search-tree/ https://youtu.be/9TJYWh0adfk https://bit.ly/31Yjtet https://practice.geeksforgeeks.org/problems/kth-largest-element-in-bst/1 https://practice.geeksforgeeks.org/problems/kth-largest-element-in-bst/1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ind a pair with a given sum in BST</text:p>
          </table:table-cell>
          <table:table-cell office:value-type="string" calcext:value-type="string">
            <text:p>https://youtu.be/ssL3sHwPeb4 https://bit.ly/3FvDAOO https://leetcode.com/problems/two-sum-iv-input-is-a-bst/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ST iterator</text:p>
          </table:table-cell>
          <table:table-cell office:value-type="string" calcext:value-type="string">
            <text:p>https://youtu.be/D2jMcmxU4bs https://bit.ly/3FsH5FC https://leetcode.com/problems/binary-search-tree-iterator/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ize of the largest BST in a Binary Tree</text:p>
          </table:table-cell>
          <table:table-cell office:value-type="string" calcext:value-type="string">
            <text:p>https://youtu.be/X0oXMdtUDwo https://bit.ly/3fn6h5V https://leetcode.com/problems/maximum-sum-bst-in-binary-tree/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rialize and deserialize Binary Tree</text:p>
          </table:table-cell>
          <table:table-cell office:value-type="string" calcext:value-type="string">
            <text:p>https://takeuforward.org/data-structure/serialize-and-deserialize-a-binary-tree/ https://youtu.be/-YbXySKJsX8 https://www.codingninjas.com/studio/problems/serialize-and-deserialize-binary-tree_920328?utm_source=striver&amp;utm_medium=website&amp;utm_campaign=a_zcoursetuf https://bit.ly/3PqPDSE https://leetcode.com/problems/serialize-and-deserialize-binary-tree/</text:p>
          </table:table-cell>
          <table:table-cell office:value-type="string" calcext:value-type="string">
            <text:p>BINARY SEARCH TREE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inary Tree to Double Linked List</text:p>
          </table:table-cell>
          <table:table-cell office:value-type="string" calcext:value-type="string">
            <text:p>https://www.youtube.com/watch?v=sWf7k1x9XR4&amp;list=PLgUwDviBIf0q8Hkd7bK2Bpryj2xVJk8Vk&amp;index=39 https://bit.ly/3HVnGz0 https://leetcode.com/problems/flatten-binary-tree-to-linked-list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ind median in a stream of running integers.</text:p>
          </table:table-cell>
          <table:table-cell office:value-type="string" calcext:value-type="string">
            <text:p>https://bit.ly/3rkTB58 https://leetcode.com/problems/find-median-from-data-stream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-th largest element in a stream.</text:p>
          </table:table-cell>
          <table:table-cell office:value-type="string" calcext:value-type="string">
            <text:p>https://bit.ly/3KdiUPp https://leetcode.com/problems/kth-largest-element-in-a-stream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istinct numbers in Window.</text:p>
          </table:table-cell>
          <table:table-cell office:value-type="string" calcext:value-type="string">
            <text:p>https://bit.ly/3zYWpcb https://www.interviewbit.com/problems/distinct-numbers-in-window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-th largest element in an unsorted array.</text:p>
          </table:table-cell>
          <table:table-cell office:value-type="string" calcext:value-type="string">
            <text:p>https://bit.ly/3GvQttz https://leetcode.com/problems/kth-largest-element-in-an-array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EASY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Flood-fill Algorithm</text:p>
          </table:table-cell>
          <table:table-cell office:value-type="string" calcext:value-type="string">
            <text:p>https://bit.ly/3Gv1Th5 https://leetcode.com/problems/flood-fill/</text:p>
          </table:table-cell>
          <table:table-cell office:value-type="string" calcext:value-type="string">
            <text:p>BINARY TREES[MISCELLANEOUS]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lone a graph (Not that easy as it looks)</text:p>
          </table:table-cell>
          <table:table-cell office:value-type="string" calcext:value-type="string">
            <text:p>https://bit.ly/33BcVmE https://leetcode.com/problems/clone-graph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https://takeuforward.org/data-structure/depth-first-search-dfs/ https://youtu.be/Qzf1a--rhp8 https://www.codingninjas.com/studio/problems/dfs-traversal_630462?utm_source=striver&amp;utm_medium=website&amp;utm_campaign=a_zcoursetuf https://practice.geeksforgeeks.org/problems/depth-first-traversal-for-a-graph/1?utm_source=youtube&amp;utm_medium=collab_striver_ytdescription&amp;utm_campaign=dfs_of_graph https://practice.geeksforgeeks.org/problems/depth-first-traversal-for-a-graph/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https://takeuforward.org/graph/breadth-first-search-bfs-level-order-traversal/ https://youtu.be/-tgVpUgsQ5k https://www.codingninjas.com/studio/problems/bfs-in-graph_973002?utm_source=striver&amp;utm_medium=website&amp;utm_campaign=a_zcoursetuf https://practice.geeksforgeeks.org/problems/bfs-traversal-of-graph/1?utm_source=youtube&amp;utm_medium=collab_striver_ytdescription&amp;utm_campaign=bfs_of_graph https://practice.geeksforgeeks.org/problems/bfs-traversal-of-graph/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Detect A cycle in Undirected Graph using BFS</text:p>
          </table:table-cell>
          <table:table-cell office:value-type="string" calcext:value-type="string">
            <text:p>https://takeuforward.org/data-structure/detect-cycle-in-an-undirected-graph-using-bfs/ https://youtu.be/BPlrALf1LDU https://bit.ly/3npFdrn https://leetcode.com/problems/course-schedul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tect A cycle in Undirected Graph using DFS</text:p>
          </table:table-cell>
          <table:table-cell office:value-type="string" calcext:value-type="string">
            <text:p>https://takeuforward.org/data-structure/detect-cycle-in-an-undirected-graph-using-dfs/ https://youtu.be/zQ3zgFypzX4 https://bit.ly/3npFdrn https://leetcode.com/problems/course-schedul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etect A cycle in a Directed Graph using DFS</text:p>
          </table:table-cell>
          <table:table-cell office:value-type="string" calcext:value-type="string">
            <text:p>https://takeuforward.org/data-structure/detect-a-cycle-in-directed-graph-topological-sort-kahns-algorithm-g-23/ https://www.youtube.com/watch?v=uzVUw90ZFIg&amp;list=PLgUwDviBIf0rGEWe64KWas0Nryn7SCRWw&amp;index=12 https://bit.ly/3FrzaZp https://leetcode.com/problems/course-schedul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tect A cycle in a Directed Graph using BFS</text:p>
          </table:table-cell>
          <table:table-cell office:value-type="string" calcext:value-type="string">
            <text:p>https://www.youtube.com/watch?v=iTBaI90lpDQ&amp;list=PLgUwDviBIf0oE3gA41TKO2H5bHpPd7fzn&amp;index=23 https://bit.ly/3FrzaZp https://leetcode.com/problems/course-schedul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opological Sort BFS</text:p>
          </table:table-cell>
          <table:table-cell office:value-type="string" calcext:value-type="string">
            <text:p>https://takeuforward.org/data-structure/topological-sort-bfs/ https://www.youtube.com/watch?v=73sneFXuTEg&amp;list=PLgUwDviBIf0oE3gA41TKO2H5bHpPd7fzn&amp;index=22 https://bit.ly/33bapUo https://practice.geeksforgeeks.org/problems/topological-sort/1 https://practice.geeksforgeeks.org/problems/topological-sort/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pological Sort DFS</text:p>
          </table:table-cell>
          <table:table-cell office:value-type="string" calcext:value-type="string">
            <text:p>https://takeuforward.org/data-structure/topological-sort-using-dfs/ https://www.youtube.com/watch?v=5lZ0iJMrUMk&amp;list=PLgUwDviBIf0oE3gA41TKO2H5bHpPd7fzn&amp;index=22 https://bit.ly/33bapUo https://practice.geeksforgeeks.org/problems/topological-sort/1 https://practice.geeksforgeeks.org/problems/topological-sort/1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umber of islands(Do in Grid and Graph Both)</text:p>
          </table:table-cell>
          <table:table-cell office:value-type="string" calcext:value-type="string">
            <text:p>https://takeuforward.org/data-structure/number-of-distinct-islands/ https://www.youtube.com/watch?v=muncqlKJrH0&amp;list=PLgUwDviBIf0oE3gA41TKO2H5bHpPd7fzn&amp;index=8 https://bit.ly/3KaSCND https://leetcode.com/problems/number-of-islands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ipartite Check using BFS</text:p>
          </table:table-cell>
          <table:table-cell office:value-type="string" calcext:value-type="string">
            <text:p>https://www.youtube.com/watch?v=-vu34sct1g8&amp;list=PLgUwDviBIf0oE3gA41TKO2H5bHpPd7fzn&amp;index=17 https://bit.ly/3tps98W https://leetcode.com/problems/is-graph-bipartit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ipartite Check using DFS</text:p>
          </table:table-cell>
          <table:table-cell office:value-type="string" calcext:value-type="string">
            <text:p>https://takeuforward.org/graph/bipartite-graph-dfs-implementation/ https://www.youtube.com/watch?v=KG5YFfR0j8A&amp;list=PLgUwDviBIf0oE3gA41TKO2H5bHpPd7fzn&amp;index=18 https://bit.ly/3tps98W https://leetcode.com/problems/is-graph-bipartite/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trongly Connected Component(using KosaRajuΓÇÖs algo)</text:p>
          </table:table-cell>
          <table:table-cell office:value-type="string" calcext:value-type="string">
            <text:p>https://takeuforward.org/graph/strongly-connected-components-kosarajus-algorithm-g-54/ https://www.youtube.com/watch?v=V8qIqJxCioo&amp;list=PLgUwDviBIf0rGEWe64KWas0Nryn7SCRWw&amp;index=27 https://bit.ly/3twUKJP https://leetcode.com/problems/maximum-number-of-non-overlapping-substrings/discuss/766485/kosaraju-algorithm-on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DijkstraΓÇÖs Algorithm</text:p>
          </table:table-cell>
          <table:table-cell office:value-type="string" calcext:value-type="string">
            <text:p>https://takeuforward.org/data-structure/g-35-print-shortest-path-dijkstras-algorithm/ https://www.youtube.com/watch?v=rp1SMw7HSO8&amp;list=PLgUwDviBIf0oE3gA41TKO2H5bHpPd7fzn&amp;index=35 https://bit.ly/3qrEHLm https://practice.geeksforgeeks.org/problems/implementing-dijkstra-set-1-adjacency-matrix/1 https://practice.geeksforgeeks.org/problems/implementing-dijkstra-set-1-adjacency-matrix/1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ellman-Ford Algo</text:p>
          </table:table-cell>
          <table:table-cell office:value-type="string" calcext:value-type="string">
            <text:p>https://takeuforward.org/data-structure/bellman-ford-algorithm-g-41/ https://www.youtube.com/watch?v=0vVofAhAYjc&amp;list=PLgUwDviBIf0oE3gA41TKO2H5bHpPd7fzn&amp;index=41 https://bit.ly/3GwAf3A https://practice.geeksforgeeks.org/problems/distance-from-the-source-bellman-ford-algorithm/0/?fbclid=IwAR2_lL0T84DnciLyzMTQuVTMBOi82nTWNLuXjUgahnrtBgkphKiYk6xcyJU https://practice.geeksforgeeks.org/problems/distance-from-the-source-bellman-ford-algorithm/0/?fbclid=IwAR2_lL0T84DnciLyzMTQuVTMBOi82nTWNLuXjUgahnrtBgkphKiYk6xcyJU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loyd Warshall Algorithm</text:p>
          </table:table-cell>
          <table:table-cell office:value-type="string" calcext:value-type="string">
            <text:p>https://takeuforward.org/data-structure/floyd-warshall-algorithm-g-42/ https://www.youtube.com/watch?v=YbY8cVwWAvw&amp;list=PLgUwDviBIf0oE3gA41TKO2H5bHpPd7fzn&amp;index=42 https://bit.ly/3Kb41Ny https://practice.geeksforgeeks.org/problems/implementing-floyd-warshall2042/1 https://practice.geeksforgeeks.org/problems/implementing-floyd-warshall2042/1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ST using Prim's Algo</text:p>
          </table:table-cell>
          <table:table-cell office:value-type="string" calcext:value-type="string">
            <text:p>https://takeuforward.org/data-structure/prims-algorithm-minimum-spanning-tree-c-and-java-g-45/ https://www.youtube.com/watch?v=mJcZjjKzeqk&amp;list=PLgUwDviBIf0oE3gA41TKO2H5bHpPd7fzn&amp;index=44 https://bit.ly/3I5Ktbi https://practice.geeksforgeeks.org/problems/minimum-spanning-tree/1 https://practice.geeksforgeeks.org/problems/minimum-spanning-tree/1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ST using KruskalΓÇÖs Algo</text:p>
          </table:table-cell>
          <table:table-cell office:value-type="string" calcext:value-type="string">
            <text:p>https://takeuforward.org/data-structure/kruskals-algorithm-minimum-spanning-tree-g-47/ https://www.youtube.com/watch?v=1KRmCzBl_mQ&amp;list=PLgUwDviBIf0rGEWe64KWas0Nryn7SCRWw&amp;index=24 https://bit.ly/3I1VqL9 https://practice.geeksforgeeks.org/problems/minimum-spanning-tree/1 https://practice.geeksforgeeks.org/problems/minimum-spanning-tree/1</text:p>
          </table:table-cell>
          <table:table-cell office:value-type="string" calcext:value-type="string">
            <text:p>GRAPH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ax Product Subarray</text:p>
          </table:table-cell>
          <table:table-cell office:value-type="string" calcext:value-type="string">
            <text:p>https://takeuforward.org/data-structure/maximum-product-subarray-in-an-array/ https://bit.ly/3fqz6OS https://leetcode.com/problems/maximum-product-subarray/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ongest Increasing Subsequence</text:p>
          </table:table-cell>
          <table:table-cell office:value-type="string" calcext:value-type="string">
            <text:p>https://takeuforward.org/data-structure/longest-increasing-subsequence-dp-41/ https://youtu.be/ekcwMsSIzVc https://bit.ly/3GuWGpA https://leetcode.com/problems/longest-increasing-subsequence/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Longest Common Subsequence</text:p>
          </table:table-cell>
          <table:table-cell office:value-type="string" calcext:value-type="string">
            <text:p>https://takeuforward.org/data-structure/longest-common-subsequence-dp-25/ https://youtu.be/NPZn9jBrX8U https://bit.ly/3raZbqM https://leetcode.com/problems/longest-common-subsequence/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-1 Knapsack</text:p>
          </table:table-cell>
          <table:table-cell office:value-type="string" calcext:value-type="string">
            <text:p>https://takeuforward.org/data-structure/0-1-knapsack-dp-19/ https://youtu.be/GqOmJHQZivw https://bit.ly/3FvHbMO https://practice.geeksforgeeks.org/problems/0-1-knapsack-problem0945/1 https://bit.ly/3FvHbMO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dit Distance</text:p>
          </table:table-cell>
          <table:table-cell office:value-type="string" calcext:value-type="string">
            <text:p>https://takeuforward.org/data-structure/edit-distance-dp-33/ https://youtu.be/fJaKO8FbDdo https://bit.ly/3qpUHgE https://leetcode.com/problems/edit-distance/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ximum sum increasing subsequence</text:p>
          </table:table-cell>
          <table:table-cell office:value-type="string" calcext:value-type="string">
            <text:p>https://bit.ly/3tqiS0s https://practice.geeksforgeeks.org/problems/maximum-sum-increasing-subsequence4749/1 https://practice.geeksforgeeks.org/problems/maximum-sum-increasing-subsequence4749/1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trix Chain Multiplication</text:p>
          </table:table-cell>
          <table:table-cell office:value-type="string" calcext:value-type="string">
            <text:p>https://takeuforward.org/dynamic-programming/matrix-chain-multiplication-dp-48/ https://youtu.be/vRVfmbCFW7Y https://bit.ly/3qqX56T https://practice.geeksforgeeks.org/problems/matrix-chain-multiplication0303/1 https://practice.geeksforgeeks.org/problems/matrix-chain-multiplication0303/1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inimum sum path in the matrix, (count paths and similar type do, also backtrack to find the Minimum path)</text:p>
          </table:table-cell>
          <table:table-cell office:value-type="string" calcext:value-type="string">
            <text:p>https://takeuforward.org/data-structure/minimum-path-sum-in-a-grid-dp-10/ https://youtu.be/_rgTlyky1uQ https://bit.ly/3zWJEin https://leetcode.com/problems/minimum-path-sum/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in change</text:p>
          </table:table-cell>
          <table:table-cell office:value-type="string" calcext:value-type="string">
            <text:p>https://takeuforward.org/data-structure/coin-change-2-dp-22/ https://youtu.be/HgyouUi11zk https://bit.ly/3GwBrnA https://leetcode.com/problems/coin-change/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ubset Sum</text:p>
          </table:table-cell>
          <table:table-cell office:value-type="string" calcext:value-type="string">
            <text:p>https://takeuforward.org/data-structure/subset-sum-equal-to-target-dp-14/ https://www.youtube.com/watch?v=fWX9xDmIzRI https://bit.ly/3rjUdb7 https://leetcode.com/problems/partition-equal-subset-sum/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d Cutting</text:p>
          </table:table-cell>
          <table:table-cell office:value-type="string" calcext:value-type="string">
            <text:p>https://takeuforward.org/data-structure/rod-cutting-problem-dp-24/ https://youtu.be/mO8XpGoJwuo https://bit.ly/3GuIsoS https://leetcode.com/problems/minimum-cost-to-cut-a-stick/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gg Dropping</text:p>
          </table:table-cell>
          <table:table-cell office:value-type="string" calcext:value-type="string">
            <text:p>https://bit.ly/3A6id5O https://practice.geeksforgeeks.org/problems/egg-dropping-puzzle-1587115620/1 https://practice.geeksforgeeks.org/problems/egg-dropping-puzzle-1587115620/1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rd Break</text:p>
          </table:table-cell>
          <table:table-cell office:value-type="string" calcext:value-type="string">
            <text:p>https://www.codingninjas.com/studio/problems/word-break-1_758963?utm_source=striver&amp;utm_medium=website&amp;utm_campaign=a_zcoursetuf https://bit.ly/3bVT5XN https://leetcode.com/problems/word-break/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alindrome Partitioning (MCM Variation)</text:p>
          </table:table-cell>
          <table:table-cell office:value-type="string" calcext:value-type="string">
            <text:p>https://youtu.be/_H8V5hJUGd0 https://bit.ly/3tq9MRn https://practice.geeksforgeeks.org/problems/palindromic-patitioning4845/1 https://practice.geeksforgeeks.org/problems/palindromic-patitioning4845/1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ximum profit in Job scheduling</text:p>
          </table:table-cell>
          <table:table-cell office:value-type="string" calcext:value-type="string">
            <text:p>https://bit.ly/34FoY2C https://practice.geeksforgeeks.org/problems/job-sequencing-problem-1587115620/1 https://practice.geeksforgeeks.org/problems/job-sequencing-problem-1587115620/1</text:p>
          </table:table-cell>
          <table:table-cell office:value-type="string" calcext:value-type="string">
            <text:p>DYNAMIC PROGRAMMING PART-II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mplement Trie (Prefix Tree)</text:p>
          </table:table-cell>
          <table:table-cell office:value-type="string" calcext:value-type="string">
            <text:p>https://takeuforward.org/data-structure/implement-trie-1/ https://www.youtube.com/watch?v=dBGUmUQhjaM&amp;list=PLgUwDviBIf0pcIDCZnxhv0LkHf5KzG9zp https://bit.ly/33wIn5x https://leetcode.com/problems/implement-trie-prefix-tree/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mplement Trie - 2 (Prefix Tree)</text:p>
          </table:table-cell>
          <table:table-cell office:value-type="string" calcext:value-type="string">
            <text:p>https://takeuforward.org/data-structure/implement-trie-ii/ https://www.codingninjas.com/studio/problems/trie-delete-operation_1062663?utm_source=striver&amp;utm_medium=website&amp;utm_campaign=a_zcoursetuf https://bit.ly/3SUAiwJ https://bit.ly/3qwT4OL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ongest String with All Prefixes</text:p>
          </table:table-cell>
          <table:table-cell office:value-type="string" calcext:value-type="string">
            <text:p>https://www.youtube.com/watch?v=AWnBa91lThI&amp;list=PLgUwDviBIf0pcIDCZnxhv0LkHf5KzG9zp&amp;index=3 https://www.codingninjas.com/studio/problems/longest-common-prefix_2090383?utm_source=striver&amp;utm_medium=website&amp;utm_campaign=a_zcoursetuf https://bit.ly/3Qx5AYB https://bit.ly/3n3kedU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Number of Distinct Substrings in a String</text:p>
          </table:table-cell>
          <table:table-cell office:value-type="string" calcext:value-type="string">
            <text:p>https://takeuforward.org/data-structure/number-of-distinct-substrings-in-a-string-using-trie/ https://www.youtube.com/watch?v=RV0QeTyHZxo&amp;list=PLgUwDviBIf0pcIDCZnxhv0LkHf5KzG9zp&amp;index=4 https://www.codingninjas.com/studio/problems/count-distinct-substrings_985292?utm_source=striver&amp;utm_medium=website&amp;utm_campaign=a_zcoursetuf https://practice.geeksforgeeks.org/problems/count-of-distinct-substrings/1 https://bit.ly/3ocRQW0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ower Set (this is very important)</text:p>
          </table:table-cell>
          <table:table-cell office:value-type="string" calcext:value-type="string">
            <text:p>https://takeuforward.org/data-structure/power-set-print-all-the-possible-subsequences-of-the-string/ https://www.youtube.com/watch?v=b7AYbpM5YrE&amp;list=PLgUwDviBIf0p4ozDR_kJJkONnb1wdx2Ma&amp;index=67 https://bit.ly/3fmd28k https://practice.geeksforgeeks.org/problems/power-set4302/1# https://practice.geeksforgeeks.org/problems/power-set4302/1#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ximum XOR of two numbers in an array</text:p>
          </table:table-cell>
          <table:table-cell office:value-type="string" calcext:value-type="string">
            <text:p>https://takeuforward.org/data-structure/maximum-xor-of-two-numbers-in-an-array/ https://www.youtube.com/watch?v=EIhAwfHubE8&amp;list=PLgUwDviBIf0pcIDCZnxhv0LkHf5KzG9zp&amp;index=6 https://www.codingninjas.com/codestudio/problems/maximum-xor_3119012?utm_source=striver&amp;utm_medium=website&amp;utm_campaign=a_zcoursetuf https://practice.geeksforgeeks.org/problems/maximum-xor-of-two-numbers-in-an-array/0 https://leetcode.com/problems/maximum-xor-of-two-numbers-in-an-array/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ximum XOR With an Element From Array</text:p>
          </table:table-cell>
          <table:table-cell office:value-type="string" calcext:value-type="string">
            <text:p>https://takeuforward.org/trie/maximum-xor-queries-trie/ https://www.youtube.com/watch?v=Q8LhG9Pi5KM&amp;list=PLgUwDviBIf0pcIDCZnxhv0LkHf5KzG9zp&amp;index=7 https://www.codingninjas.com/studio/problems/maximum-xor-with-an-element-from-array_1382020?utm_source=striver&amp;utm_medium=website&amp;utm_campaign=a_zcoursetuf https://bit.ly/3tNYB3Y https://leetcode.com/problems/maximum-xor-with-an-element-from-array/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DIFFICUL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12:16:18.449679174</dc:date>
    <meta:editing-duration>PT1M2S</meta:editing-duration>
    <meta:editing-cycles>1</meta:editing-cycles>
    <meta:generator>LibreOffice/7.3.7.2$Linux_X86_64 LibreOffice_project/30$Build-2</meta:generator>
    <meta:document-statistic meta:table-count="1" meta:cell-count="963" meta:object-count="0"/>
  </office:meta>
</office:document-meta>
</file>